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Arial, Helvetica, sans-serif"/>
    <style:font-face style:name="Fira Sans" svg:font-family="'Fira 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e598" officeooo:paragraph-rsid="0017e598"/>
    </style:style>
    <style:style style:name="P2" style:family="paragraph" style:parent-style-name="Standard">
      <style:text-properties fo:font-variant="normal" fo:text-transform="none" fo:color="#444444" style:font-name="Droid Sans" fo:font-size="10.5pt" fo:letter-spacing="normal" fo:font-style="normal" fo:font-weight="normal" officeooo:rsid="00180d15" officeooo:paragraph-rsid="00180d15"/>
    </style:style>
    <style:style style:name="P3" style:family="paragraph" style:parent-style-name="Standard">
      <style:text-properties fo:font-weight="bold" officeooo:rsid="00180d15" officeooo:paragraph-rsid="00180d15" style:font-weight-asian="bold" style:font-weight-complex="bold"/>
    </style:style>
    <style:style style:name="T1" style:family="text">
      <style:text-properties fo:font-variant="normal" fo:text-transform="none" fo:color="#333333" style:font-name="Fira Sans" fo:font-size="11.25pt" fo:letter-spacing="normal" fo:font-style="normal"/>
    </style:style>
    <style:style style:name="T2" style:family="text">
      <style:text-properties fo:font-variant="normal" fo:text-transform="none" fo:color="#333333" style:font-name="Fira Sans" fo:font-size="11.25pt" fo:letter-spacing="normal" fo:font-style="normal" fo:font-weight="normal"/>
    </style:style>
    <style:style style:name="T3" style:family="text">
      <style:text-properties fo:font-variant="normal" fo:text-transform="none" fo:color="#333333" style:text-line-through-style="none" style:text-line-through-type="none" style:font-name="Fira Sans" fo:font-size="11.25pt" fo:letter-spacing="normal" fo:font-style="normal" style:text-underline-style="none" fo:font-weight="normal" style:text-blinking="false"/>
    </style:style>
    <style:style style:name="T4" style:family="text">
      <style:text-properties fo:color="#333333" style:font-name="Fira Sans" fo:font-size="1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ción sobre departamentos de la ruta del café.</text:p>
      <text:p text:style-name="P1"/>
      <text:p text:style-name="P1"><text:span text:style-name="T2">Es una ruta turística que abarca los cinco departamentos de la región Norte Central de Nicaragua: </text:span><text:a xlink:type="simple" xlink:href="https://www.visitanicaragua.com/bwg_gallery/esteli/" text:style-name="Internet_20_link" text:visited-style-name="Visited_20_Internet_20_Link"><text:span text:style-name="T3">Estelí</text:span></text:a><text:span text:style-name="T2">, </text:span><text:a xlink:type="simple" xlink:href="https://www.visitanicaragua.com/bwg_gallery/jinotega/" text:style-name="Internet_20_link" text:visited-style-name="Visited_20_Internet_20_Link"><text:span text:style-name="T3">Jinotega</text:span></text:a><text:span text:style-name="T2">, </text:span><text:a xlink:type="simple" xlink:href="https://www.visitanicaragua.com/madriz/" text:style-name="Internet_20_link" text:visited-style-name="Visited_20_Internet_20_Link"><text:span text:style-name="T3">Madriz</text:span></text:a><text:span text:style-name="T2">, </text:span><text:a xlink:type="simple" xlink:href="https://www.visitanicaragua.com/matagalpa/" text:style-name="Internet_20_link" text:visited-style-name="Visited_20_Internet_20_Link"><text:span text:style-name="T3">Matagalpa </text:span></text:a><text:span text:style-name="T2">y </text:span><text:a xlink:type="simple" xlink:href="https://www.visitanicaragua.com/nueva-segovia/" text:style-name="Internet_20_link" text:visited-style-name="Visited_20_Internet_20_Link"><text:span text:style-name="T3">Nueva Segovia</text:span></text:a><text:span text:style-name="T2">. Conocido como Región de montañas frescas y bosques de nebliselva, el Norte es mucho más: son tradiciones vivas con sus mazurkas y polkas, artesanos del barro, de la piedra de marmolina, de la tusa, son productos de excepción como el Café, el Tabaco o sus famosas rosquillas somoteñas.</text:span></text:p>
      <text:p text:style-name="P1"><text:span text:style-name="T2"/></text:p>
      <text:p text:style-name="P3"><text:span text:style-name="T1">Matagalpa:</text:span></text:p>
      <text:p text:style-name="P2"><text:span text:style-name="T4">El departamento de Matagalpa es uno de los más montañosos del país y constituye el inicio de la zona Norte nicaragüense. En su extensión, atravesada por las cordilleras Dariense e Isabelia además de por varios ríos de buen caudal, hay centros urbanos interesantes, comunidades indígenas campesinas, opciones de turismo rural y diversos atractivos naturales como montañas con reservas boscosas, lagunas y cascadas. La producción de café de alta calidad es otra característica de esta región de agradable clima frío predominante.</text:span></text:p>
      <text:p text:style-name="P2"><text:span text:style-name="T2"/></text:p>
      <text:p text:style-name="P3"><text:span text:style-name="T1">Estelí:</text:span></text:p>
      <text:p text:style-name="P2"><text:span text:style-name="T4">Diversos atractivos naturales se pueden encontrar en el territorio del departamento norteño de Estelí, conformado por varias mesetas divididas por valles en donde existen climas variados, predominando el fresco de montaña. Su ciudad principal es dinámica, y en muchos de sus pueblos hay laboriosos artesanos además de zonas arqueológicas. Entre sus zonas de cultivo se conservan sitios que guardan su estado natural, destacando bosques, reservas de selva nubosa y cascadas.</text:span></text:p>
      <text:p text:style-name="P2"><text:span text:style-name="T2"/></text:p>
      <text:p text:style-name="P3"><text:span text:style-name="T1">Jinotega:</text:span></text:p>
      <text:p text:style-name="P2"><text:span text:style-name="T4">El departamento norteño de Jinotega es uno de los más extensos del país y posee diversos atractivos naturales de gran importancia, además de ciudades de ambien tranquilo, pueblos campesinos y remotas comunidades indígenas autóctonas. En su territorio montañoso se alternan macizos húmedos, largos valles y algunas mesetas de clima fresco pero seco. Importantes reservas naturales, dos lagos y caudalosos ríos están presentes en esta región caracterizada, también, por la producción de excelente café y hortalizas, además de bellas vistas panorámicas.</text:span></text:p>
      <text:p text:style-name="P2"><text:span text:style-name="T2"/></text:p>
      <text:p text:style-name="P3"><text:span text:style-name="T1">Nueva Segovia:</text:span></text:p>
      <text:p text:style-name="P2"><text:span text:style-name="T4">En toda su mediana extensión montañosa, Nueva Segovia tiene diversos atractivos naturales entre los que se cuentan cerros de gran altura que conservan sus bosques de pino y roble, ríos de buen caudal, cascadas y sitios de aguas termales. Este departamento se ubica en uno de los extremos Norte del país y goza de un agradable clima fresco. Sus pequeñas ciudades y pueblos se caracterizan por su ambiente tranquilo y las céntricas casas de adobe con techos de tejas; en algunos de ellos hay talleres artesanales que producen interesantes piezas decorativ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Arial, Helvetica, sans-serif"/>
    <style:font-face style:name="Fira Sans" svg:font-family="'Fira 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44:49.119969598</meta:creation-date>
    <dc:date>2020-02-17T21:51:24.136606244</dc:date>
    <meta:editing-duration>PT6M38S</meta:editing-duration>
    <meta:editing-cycles>3</meta:editing-cycles>
    <meta:generator>LibreOffice/6.0.7.3$Linux_X86_64 LibreOffice_project/00m0$Build-3</meta:generator>
    <meta:document-statistic meta:table-count="0" meta:image-count="0" meta:object-count="0" meta:page-count="1" meta:paragraph-count="10" meta:word-count="405" meta:character-count="2633" meta:non-whitespace-character-count="2238"/>
  </office:meta>
</office:document-meta>
</file>